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6T20:25:57.064000000</dc:date>
    <meta:editing-duration>PT58M43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0" meta:word-count="67" meta:character-count="375" meta:non-whitespace-character-count="316"/>
  </office:meta>
</office:document-meta>
</file>